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66*"/>
    </style:style>
    <style:style style:name="Table5.B" style:family="table-column">
      <style:table-column-properties style:rel-column-width="21815*"/>
    </style:style>
    <style:style style:name="Table5.C" style:family="table-column">
      <style:table-column-properties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2043*"/>
    </style:style>
    <style:style style:name="Table6.B" style:family="table-column">
      <style:table-column-properties style:rel-column-width="29647*"/>
    </style:style>
    <style:style style:name="Table6.C" style:family="table-column">
      <style:table-column-properties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fo:margin-left="3cm" fo:margin-right="0cm" fo:break-before="page" table:align="margins"/>
    </style:style>
    <style:style style:name="Table14.A" style:family="table-column">
      <style:table-column-properties style:rel-column-width="32763*"/>
    </style:style>
    <style:style style:name="Table14.B" style:family="table-column">
      <style:table-column-properties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rel-column-width="1968*"/>
    </style:style>
    <style:style style:name="Table8.B" style:family="table-column">
      <style:table-column-properties style:rel-column-width="20005*"/>
    </style:style>
    <style:style style:name="Table8.C" style:family="table-column">
      <style:table-column-properties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B15" style:family="table-cell">
      <style:table-cell-properties style:vertical-align="bottom" fo:background-color="transparent" fo:padding="0.097cm" fo:border="none" style:writing-mode="page">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4*"/>
    </style:style>
    <style:style style:name="Table9.B" style:family="table-column">
      <style:table-column-properties style:rel-column-width="25993*"/>
    </style:style>
    <style:style style:name="Table9.C" style:family="table-column">
      <style:table-column-properties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0.B15" style:family="table-cell">
      <style:table-cell-properties fo:padding="0.097cm" fo:border-left="none" fo:border-right="none" fo:border-top="none" fo:border-bottom="0.05pt solid #000000"/>
    </style:style>
    <style:style style:name="Table10.C15" style:family="table-cell">
      <style:table-cell-properties fo:padding="0.097cm" fo:border-left="none" fo:border-right="none" fo:border-top="none" fo:border-bottom="0.05pt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none" fo:border-top="none" fo:border-bottom="0.05pt solid #000000"/>
    </style:style>
    <style:style style:name="Table15.A4" style:family="table-cell">
      <style:table-cell-properties fo:background-color="#000000" fo:padding="0.097cm" fo:border="none">
        <style:background-image/>
      </style:table-cell-properties>
    </style:style>
    <style:style style:name="Table15.B4" style:family="table-cell">
      <style:table-cell-properties fo:padding="0.097cm" fo:border="none"/>
    </style:style>
    <style:style style:name="Table15.C4"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paragraph-properties fo:text-align="center" style:justify-single-word="false"/>
      <style:text-properties fo:color="#ffffff" officeooo:rsid="003a218c" officeooo:paragraph-rsid="003a218c"/>
    </style:style>
    <style:style style:name="P46" style:family="paragraph" style:parent-style-name="Table_20_Contents">
      <style:text-properties style:font-name="Monaco1" fo:font-size="9pt" style:font-size-asian="9pt" style:font-size-complex="9pt"/>
    </style:style>
    <style:style style:name="P4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text-properties style:text-line-through-style="none"/>
    </style:style>
    <style:style style:name="P52" style:family="paragraph" style:parent-style-name="Table_20_Contents">
      <style:text-properties fo:font-size="9.5pt" style:font-size-asian="9.5pt" style:font-size-complex="9.5pt"/>
    </style:style>
    <style:style style:name="P53" style:family="paragraph" style:parent-style-name="Table_20_Contents">
      <style:paragraph-properties fo:keep-together="always"/>
    </style:style>
    <style:style style:name="P54" style:family="paragraph" style:parent-style-name="Table_20_Contents">
      <style:text-properties officeooo:paragraph-rsid="0020f168"/>
    </style:style>
    <style:style style:name="P55" style:family="paragraph" style:parent-style-name="Table_20_Contents">
      <style:text-properties officeooo:rsid="0023d818" officeooo:paragraph-rsid="0023d818"/>
    </style:style>
    <style:style style:name="P56" style:family="paragraph" style:parent-style-name="Table_20_Contents">
      <style:text-properties officeooo:paragraph-rsid="002899c9"/>
    </style:style>
    <style:style style:name="P57" style:family="paragraph" style:parent-style-name="Table_20_Contents">
      <style:text-properties officeooo:rsid="002899c9" officeooo:paragraph-rsid="002899c9"/>
    </style:style>
    <style:style style:name="P58" style:family="paragraph" style:parent-style-name="Table_20_Contents">
      <style:text-properties officeooo:rsid="0033b91a" officeooo:paragraph-rsid="0033b91a"/>
    </style:style>
    <style:style style:name="P59" style:family="paragraph" style:parent-style-name="Table_20_Contents">
      <style:text-properties officeooo:rsid="003a218c" officeooo:paragraph-rsid="003a218c"/>
    </style:style>
    <style:style style:name="P60" style:family="paragraph" style:parent-style-name="Table_20_Contents">
      <style:paragraph-properties fo:margin-left="0.415cm" fo:margin-right="0.011cm" fo:text-indent="0cm" style:auto-text-indent="false">
        <style:tab-stops/>
      </style:paragraph-properties>
    </style:style>
    <style:style style:name="P61" style:family="paragraph" style:parent-style-name="Table_20_Contents">
      <style:paragraph-properties fo:text-align="center" style:justify-single-word="false" fo:background-color="transparent">
        <style:background-image/>
      </style:paragraph-properties>
      <style:text-properties fo:color="#ffffff"/>
    </style:style>
    <style:style style:name="P62"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3" style:family="paragraph" style:parent-style-name="Table_20_Contents">
      <style:paragraph-properties fo:background-color="transparent">
        <style:background-image/>
      </style:paragraph-properties>
      <style:text-properties fo:font-size="10pt" style:letter-kerning="false"/>
    </style:style>
    <style:style style:name="P64" style:family="paragraph" style:parent-style-name="Table_20_Contents">
      <style:paragraph-properties fo:keep-together="always" fo:background-color="transparent">
        <style:background-image/>
      </style:paragraph-properties>
      <style:text-properties fo:font-size="10pt" style:letter-kerning="false"/>
    </style:style>
    <style:style style:name="P65" style:family="paragraph" style:parent-style-name="Table_20_Contents">
      <style:paragraph-properties fo:margin-left="0.37cm" fo:margin-right="0cm" fo:text-indent="0cm" style:auto-text-indent="false">
        <style:tab-stops/>
      </style:paragraph-properties>
    </style:style>
    <style:style style:name="P6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7"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68"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69"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70"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7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2" style:family="paragraph" style:parent-style-name="Subtitle">
      <style:paragraph-properties fo:padding="0.074cm" fo:border-left="none" fo:border-right="none" fo:border-top="none" fo:border-bottom="0.99pt solid #000000" style:join-border="false"/>
      <style:text-properties style:font-name="Optima1"/>
    </style:style>
    <style:style style:name="P73" style:family="paragraph" style:parent-style-name="Text_20_body">
      <style:text-properties style:font-name="Monaco1" fo:font-size="9pt" style:font-size-asian="9pt" style:font-size-complex="9pt"/>
    </style:style>
    <style:style style:name="P74" style:family="paragraph" style:parent-style-name="Text_20_body">
      <style:text-properties style:font-name="Optima1" fo:font-size="10pt" style:font-size-asian="10pt" style:font-size-complex="10pt"/>
    </style:style>
    <style:style style:name="P75" style:family="paragraph" style:parent-style-name="Text_20_body">
      <style:text-properties officeooo:paragraph-rsid="002899c9"/>
    </style:style>
    <style:style style:name="P76" style:family="paragraph" style:parent-style-name="Table_20_Contents">
      <style:paragraph-properties fo:background-color="#cccccc">
        <style:background-image/>
      </style:paragraph-properties>
    </style:style>
    <style:style style:name="P77"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78" style:family="paragraph" style:parent-style-name="List_20_1">
      <style:text-properties officeooo:paragraph-rsid="001f3f99"/>
    </style:style>
    <style:style style:name="P79" style:family="paragraph" style:parent-style-name="List_20_1">
      <style:text-properties officeooo:rsid="001f3f99" officeooo:paragraph-rsid="001f3f99"/>
    </style:style>
    <style:style style:name="P80" style:family="paragraph" style:parent-style-name="List_20_1">
      <style:text-properties officeooo:rsid="001f3f99" officeooo:paragraph-rsid="00273637"/>
    </style:style>
    <style:style style:name="P81" style:family="paragraph" style:parent-style-name="List_20_1">
      <style:text-properties officeooo:paragraph-rsid="002cbb2c"/>
    </style:style>
    <style:style style:name="P82" style:family="paragraph" style:parent-style-name="Standard" style:master-page-name="">
      <style:paragraph-properties style:page-number="auto">
        <style:tab-stops/>
      </style:paragraph-properties>
      <style:text-properties officeooo:paragraph-rsid="002570de"/>
    </style:style>
    <style:style style:name="P83" style:family="paragraph" style:parent-style-name="Contents_20_1">
      <style:paragraph-properties>
        <style:tab-stops>
          <style:tab-stop style:position="0cm"/>
          <style:tab-stop style:position="3cm"/>
        </style:tab-stops>
      </style:paragraph-properties>
    </style:style>
    <style:style style:name="P84" style:family="paragraph" style:parent-style-name="Contents_20_2">
      <style:paragraph-properties>
        <style:tab-stops>
          <style:tab-stop style:position="0cm"/>
        </style:tab-stops>
      </style:paragraph-properties>
    </style:style>
    <style:style style:name="P85" style:family="paragraph" style:parent-style-name="Standard" style:master-page-name="Index">
      <style:paragraph-properties fo:margin-left="0cm" fo:margin-right="0cm" fo:text-indent="0cm" style:auto-text-indent="false" style:page-number="auto"/>
    </style:style>
    <style:style style:name="P86" style:family="paragraph" style:parent-style-name="Standard" style:master-page-name="Index">
      <style:paragraph-properties style:page-number="auto"/>
    </style:style>
    <style:style style:name="P87" style:family="paragraph" style:parent-style-name="Standard" style:list-style-name=""/>
    <style:style style:name="P88" style:family="paragraph" style:parent-style-name="Table_20_Contents" style:list-style-name="L2"/>
    <style:style style:name="P89" style:family="paragraph" style:parent-style-name="Table_20_Contents" style:list-style-name="L2">
      <style:paragraph-properties fo:keep-together="always"/>
    </style:style>
    <style:style style:name="P90" style:family="paragraph" style:parent-style-name="Table_20_Contents" style:list-style-name="L9">
      <style:paragraph-properties fo:keep-together="always"/>
    </style:style>
    <style:style style:name="P91" style:family="paragraph" style:parent-style-name="Table_20_Contents" style:list-style-name="L11">
      <style:paragraph-properties fo:keep-together="always"/>
    </style:style>
    <style:style style:name="P92" style:family="paragraph" style:parent-style-name="Table_20_Contents" style:list-style-name="L3"/>
    <style:style style:name="P93" style:family="paragraph" style:parent-style-name="Table_20_Contents" style:list-style-name="L4"/>
    <style:style style:name="P94" style:family="paragraph" style:parent-style-name="Table_20_Contents" style:list-style-name="L5"/>
    <style:style style:name="P95" style:family="paragraph" style:parent-style-name="Table_20_Contents" style:list-style-name="L6"/>
    <style:style style:name="P96" style:family="paragraph" style:parent-style-name="Table_20_Contents" style:list-style-name="L7"/>
    <style:style style:name="P97" style:family="paragraph" style:parent-style-name="Table_20_Contents" style:list-style-name="L9"/>
    <style:style style:name="P98" style:family="paragraph" style:parent-style-name="Table_20_Contents" style:list-style-name="L9">
      <style:paragraph-properties fo:keep-together="always"/>
      <style:text-properties fo:font-size="10pt" style:letter-kerning="false"/>
    </style:style>
    <style:style style:name="P99" style:family="paragraph" style:parent-style-name="Table_20_Contents" style:list-style-name="L9">
      <style:text-properties fo:font-size="10pt" style:letter-kerning="false"/>
    </style:style>
    <style:style style:name="P100" style:family="paragraph" style:parent-style-name="Table_20_Contents" style:list-style-name="L11"/>
    <style:style style:name="P101" style:family="paragraph" style:parent-style-name="Table_20_Contents" style:list-style-name="L9">
      <style:text-properties fo:font-weight="normal" style:font-weight-asian="normal" style:font-weight-complex="normal"/>
    </style:style>
    <style:style style:name="P102" style:family="paragraph" style:parent-style-name="Table_20_Contents">
      <style:paragraph-properties fo:text-align="center" style:justify-single-word="false"/>
      <style:text-properties fo:color="#ffffff" officeooo:rsid="003afffe" officeooo:paragraph-rsid="003afffe"/>
    </style:style>
    <style:style style:name="P103" style:family="paragraph" style:parent-style-name="Table_20_Contents">
      <style:text-properties officeooo:rsid="003afffe" officeooo:paragraph-rsid="003afffe"/>
    </style:style>
    <style:style style:name="P104" style:family="paragraph" style:parent-style-name="Table_20_Contents" style:list-style-name="L9">
      <style:paragraph-properties fo:margin-left="0.415cm" fo:margin-right="0.011cm" fo:text-indent="0cm" style:auto-text-indent="false"/>
    </style:style>
    <style:style style:name="P105" style:family="paragraph" style:parent-style-name="Table_20_Contents" style:list-style-name="L9">
      <style:paragraph-properties fo:margin-left="0.415cm" fo:margin-right="0.011cm" fo:text-indent="0cm" style:auto-text-indent="false">
        <style:tab-stops/>
      </style:paragraph-properties>
    </style:style>
    <style:style style:name="P106" style:family="paragraph" style:parent-style-name="Heading_20_1" style:master-page-name="Standard">
      <style:paragraph-properties style:page-number="auto"/>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1f3f99" officeooo:paragraph-rsid="001f3f99"/>
    </style:style>
    <style:style style:name="P109" style:family="paragraph" style:parent-style-name="Heading_20_2">
      <style:paragraph-properties fo:break-before="page"/>
    </style:style>
    <style:style style:name="P110" style:family="paragraph" style:parent-style-name="Heading_20_2">
      <style:paragraph-properties fo:margin-left="3cm" fo:margin-right="0cm" fo:text-indent="0cm" style:auto-text-indent="false"/>
    </style:style>
    <style:style style:name="P111" style:family="paragraph" style:parent-style-name="Heading_20_TOC" style:master-page-name="Index">
      <style:paragraph-properties style:page-number="1"/>
    </style:style>
    <style:style style:name="P112" style:family="paragraph" style:parent-style-name="List" style:list-style-name="L10"/>
    <style:style style:name="P113" style:family="paragraph" style:parent-style-name="List" style:list-style-name="L1">
      <style:paragraph-properties fo:margin-left="2.341cm" fo:margin-right="0cm" fo:text-indent="0cm" style:auto-text-indent="false"/>
    </style:style>
    <style:style style:name="P114" style:family="paragraph" style:parent-style-name="List" style:list-style-name="L8">
      <style:paragraph-properties fo:margin-left="2.341cm" fo:margin-right="0cm" fo:text-indent="0cm" style:auto-text-indent="false"/>
    </style:style>
    <style:style style:name="P115" style:family="paragraph" style:parent-style-name="List" style:list-style-name="L10">
      <style:paragraph-properties fo:margin-left="2.341cm" fo:margin-right="0cm" fo:text-indent="0cm" style:auto-text-indent="false"/>
    </style:style>
    <style:style style:name="P11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fo:font-size="10pt" officeooo:rsid="0035d55b" style:letter-kerning="false"/>
    </style:style>
    <style:style style:name="T24" style:family="text">
      <style:text-properties style:font-name="Optima1" fo:font-size="10pt" style:font-size-asian="10pt" style:font-size-complex="10pt"/>
    </style:style>
    <style:style style:name="T25" style:family="text">
      <style:text-properties style:font-name="Optima1" fo:font-size="10pt" fo:font-weight="normal" fo:background-color="transparent" style:font-size-asian="10pt" style:font-weight-asian="normal" style:font-size-complex="10pt" style:font-weight-complex="normal"/>
    </style:style>
    <style:style style:name="T26" style:family="text">
      <style:text-properties style:font-name="Optima1" fo:font-size="10pt" fo:font-style="italic" style:font-size-asian="10pt" style:font-style-asian="italic" style:font-size-complex="10pt" style:font-style-complex="italic"/>
    </style:style>
    <style:style style:name="T27" style:family="text">
      <style:text-properties style:font-name="Optima1" fo:font-size="10pt" fo:font-style="normal" style:font-size-asian="10pt" style:font-style-asian="normal" style:font-size-complex="10pt" style:font-style-complex="normal"/>
    </style:style>
    <style:style style:name="T28" style:family="text">
      <style:text-properties style:font-name="Optima2" fo:font-size="10pt" style:font-size-asian="10pt" style:font-size-complex="10pt"/>
    </style:style>
    <style:style style:name="T29" style:family="text">
      <style:text-properties style:letter-kerning="false"/>
    </style:style>
    <style:style style:name="T30" style:family="text">
      <style:text-properties style:text-position="super 58%"/>
    </style:style>
    <style:style style:name="T31" style:family="text">
      <style:text-properties fo:font-weight="bold" style:font-weight-asian="bold" style:font-weight-complex="bold"/>
    </style:style>
    <style:style style:name="T32" style:family="text">
      <style:text-properties officeooo:rsid="001f3f99"/>
    </style:style>
    <style:style style:name="T33" style:family="text">
      <style:text-properties officeooo:rsid="0020f168"/>
    </style:style>
    <style:style style:name="T34" style:family="text">
      <style:text-properties officeooo:rsid="0019c6b0"/>
    </style:style>
    <style:style style:name="T35" style:family="text">
      <style:text-properties officeooo:rsid="0022a4d1"/>
    </style:style>
    <style:style style:name="T36" style:family="text">
      <style:text-properties officeooo:rsid="00273637"/>
    </style:style>
    <style:style style:name="T37" style:family="text">
      <style:text-properties officeooo:rsid="002780f2"/>
    </style:style>
    <style:style style:name="T38" style:family="text">
      <style:text-properties officeooo:rsid="002899c9"/>
    </style:style>
    <style:style style:name="T39" style:family="text">
      <style:text-properties officeooo:rsid="0029c879"/>
    </style:style>
    <style:style style:name="T40" style:family="text">
      <style:text-properties officeooo:rsid="002b86d5"/>
    </style:style>
    <style:style style:name="T41" style:family="text">
      <style:text-properties officeooo:rsid="002cad4a"/>
    </style:style>
    <style:style style:name="T42" style:family="text">
      <style:text-properties officeooo:rsid="001d925f"/>
    </style:style>
    <style:style style:name="T43" style:family="text">
      <style:text-properties officeooo:rsid="0035d55b"/>
    </style:style>
    <style:style style:name="T44" style:family="text">
      <style:text-properties officeooo:rsid="0038d236"/>
    </style:style>
    <style:style style:name="T45" style:family="text">
      <style:text-properties officeooo:rsid="003a218c"/>
    </style:style>
    <style:style style:name="T46" style:family="text">
      <style:text-properties officeooo:rsid="003a5277"/>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71">version 2.<text:span text:style-name="T33">2.4</text:span></text:p>
      <text:p text:style-name="P72">Installation and Configuration Guide</text:p>
      <text:p text:style-name="P8"/>
      <text:p text:style-name="P86">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3">2.4</text:span> – <text:span text:style-name="T44">April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11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3">Chapter 1<text:tab/><text:a xlink:type="simple" xlink:href="#__RefHeading__18865_1508206336">About this Guide <text:s text:c="2"/><text:tab/>3</text:a></text:p>
          <text:p text:style-name="P83">Chapter 2<text:tab/><text:a xlink:type="simple" xlink:href="#__RefHeading__18867_1508206336">Introduction <text:s text:c="2"/><text:tab/>4</text:a></text:p>
          <text:p text:style-name="P84"><text:a xlink:type="simple" xlink:href="#__RefHeading__19192_1508206336" text:style-name="Internet_20_link" text:visited-style-name="Internet_20_link">Architecture and Compatibility <text:s text:c="2"/><text:tab/>5</text:a></text:p>
          <text:p text:style-name="P83">Chapter 3<text:tab/><text:a xlink:type="simple" xlink:href="#__RefHeading__18869_1508206336">System Requirements <text:s text:c="2"/><text:tab/>6</text:a></text:p>
          <text:p text:style-name="P84"><text:a xlink:type="simple" xlink:href="#__RefHeading__19194_1508206336" text:style-name="Internet_20_link" text:visited-style-name="Internet_20_link">Assumptions <text:s text:c="2"/><text:tab/>6</text:a></text:p>
          <text:p text:style-name="P84"><text:a xlink:type="simple" xlink:href="#__RefHeading__19196_1508206336" text:style-name="Internet_20_link" text:visited-style-name="Internet_20_link">Minimum Hardware Requirements <text:s text:c="2"/><text:tab/>7</text:a></text:p>
          <text:p text:style-name="P84"><text:a xlink:type="simple" xlink:href="#__RefHeading__19198_1508206336" text:style-name="Internet_20_link" text:visited-style-name="Internet_20_link">Operating System Requirements <text:s text:c="2"/><text:tab/>8</text:a></text:p>
          <text:p text:style-name="P83">Chapter 4<text:tab/><text:a xlink:type="simple" xlink:href="#__RefHeading__18871_1508206336">Installation <text:s text:c="2"/><text:tab/>9</text:a></text:p>
          <text:p text:style-name="P84"><text:a xlink:type="simple" xlink:href="#__RefHeading__19200_1508206336" text:style-name="Internet_20_link" text:visited-style-name="Internet_20_link">Software Downloads <text:s text:c="2"/><text:tab/>9</text:a></text:p>
          <text:p text:style-name="P84"><text:a xlink:type="simple" xlink:href="#__RefHeading__19202_1508206336" text:style-name="Internet_20_link" text:visited-style-name="Internet_20_link">Software Installation <text:s text:c="2"/><text:tab/>9</text:a></text:p>
          <text:p text:style-name="P83">Chapter 5<text:tab/><text:a xlink:type="simple" xlink:href="#__RefHeading__18873_1508206336">Configuration <text:s text:c="2"/><text:tab/>10</text:a></text:p>
          <text:p text:style-name="P84"><text:a xlink:type="simple" xlink:href="#__RefHeading__19204_1508206336" text:style-name="Internet_20_link" text:visited-style-name="Internet_20_link">GNUstep Environment Overview <text:s text:c="2"/><text:tab/>10</text:a></text:p>
          <text:p text:style-name="P84"><text:a xlink:type="simple" xlink:href="#__RefHeading__19206_1508206336" text:style-name="Internet_20_link" text:visited-style-name="Internet_20_link">Preferences Hierarchy <text:s text:c="2"/><text:tab/>11</text:a></text:p>
          <text:p text:style-name="P84"><text:a xlink:type="simple" xlink:href="#__RefHeading__19208_1508206336" text:style-name="Internet_20_link" text:visited-style-name="Internet_20_link">General Preferences <text:s text:c="2"/><text:tab/>12</text:a></text:p>
          <text:p text:style-name="P84"><text:a xlink:type="simple" xlink:href="#__RefHeading__19210_1508206336" text:style-name="Internet_20_link" text:visited-style-name="Internet_20_link">Authentication using LDAP <text:s text:c="2"/><text:tab/>18</text:a></text:p>
          <text:p text:style-name="P84"><text:a xlink:type="simple" xlink:href="#__RefHeading__19212_1508206336" text:style-name="Internet_20_link" text:visited-style-name="Internet_20_link">LDAP Attributes Indexing <text:s text:c="2"/><text:tab/>24</text:a></text:p>
          <text:p text:style-name="P84"><text:a xlink:type="simple" xlink:href="#__RefHeading__19214_1508206336" text:style-name="Internet_20_link" text:visited-style-name="Internet_20_link">LDAP Attributes Mapping <text:s text:c="2"/><text:tab/>24</text:a></text:p>
          <text:p text:style-name="P84"><text:a xlink:type="simple" xlink:href="#__RefHeading__19216_1508206336" text:style-name="Internet_20_link" text:visited-style-name="Internet_20_link">Authenticating using C.A.S. <text:s text:c="2"/><text:tab/>26</text:a></text:p>
          <text:p text:style-name="P84"><text:a xlink:type="simple" xlink:href="#__RefHeading__19218_1508206336" text:style-name="Internet_20_link" text:visited-style-name="Internet_20_link">Authenticating using SAML2 <text:s text:c="2"/><text:tab/>27</text:a></text:p>
          <text:p text:style-name="P84"><text:a xlink:type="simple" xlink:href="#__RefHeading__19220_1508206336" text:style-name="Internet_20_link" text:visited-style-name="Internet_20_link">Database Configuration <text:s text:c="2"/><text:tab/>28</text:a></text:p>
          <text:p text:style-name="P84"><text:a xlink:type="simple" xlink:href="#__RefHeading__19222_1508206336" text:style-name="Internet_20_link" text:visited-style-name="Internet_20_link">Authentication using SQL <text:s text:c="2"/><text:tab/>29</text:a></text:p>
          <text:p text:style-name="P84"><text:a xlink:type="simple" xlink:href="#__RefHeading__19224_1508206336" text:style-name="Internet_20_link" text:visited-style-name="Internet_20_link">SMTP Server Configuration <text:s text:c="2"/><text:tab/>32</text:a></text:p>
          <text:p text:style-name="P84"><text:a xlink:type="simple" xlink:href="#__RefHeading__19226_1508206336" text:style-name="Internet_20_link" text:visited-style-name="Internet_20_link">IMAP Server Configuration <text:s text:c="2"/><text:tab/>32</text:a></text:p>
          <text:p text:style-name="P84"><text:a xlink:type="simple" xlink:href="#__RefHeading__19228_1508206336" text:style-name="Internet_20_link" text:visited-style-name="Internet_20_link">Web Interface Configuration <text:s text:c="2"/><text:tab/>34</text:a></text:p>
          <text:p text:style-name="P84"><text:a xlink:type="simple" xlink:href="#__RefHeading__19230_1508206336" text:style-name="Internet_20_link" text:visited-style-name="Internet_20_link">SOGo Configuration Summary <text:s text:c="2"/><text:tab/>41</text:a></text:p>
          <text:p text:style-name="P84"><text:a xlink:type="simple" xlink:href="#__RefHeading__19232_1508206336" text:style-name="Internet_20_link" text:visited-style-name="Internet_20_link">Multi-domains Configuration <text:s text:c="2"/><text:tab/>42</text:a></text:p>
          <text:p text:style-name="P84"><text:a xlink:type="simple" xlink:href="#__RefHeading__19234_1508206336" text:style-name="Internet_20_link" text:visited-style-name="Internet_20_link">Apache Configuration <text:s text:c="2"/><text:tab/>44</text:a></text:p>
          <text:p text:style-name="P84"><text:soft-page-break/><text:a xlink:type="simple" xlink:href="#__RefHeading__19236_1508206336" text:style-name="Internet_20_link" text:visited-style-name="Internet_20_link">Starting Services <text:s text:c="2"/><text:tab/>44</text:a></text:p>
          <text:p text:style-name="P84"><text:a xlink:type="simple" xlink:href="#__RefHeading__19238_1508206336" text:style-name="Internet_20_link" text:visited-style-name="Internet_20_link">Cronjob — EMail reminders <text:s text:c="2"/><text:tab/>45</text:a></text:p>
          <text:p text:style-name="P84"><text:a xlink:type="simple" xlink:href="#__RefHeading__19240_1508206336" text:style-name="Internet_20_link" text:visited-style-name="Internet_20_link">Cronjob — Vacation messages expiration <text:s text:c="2"/><text:tab/>45</text:a></text:p>
          <text:p text:style-name="P83">Chapter 6<text:tab/><text:a xlink:type="simple" xlink:href="#__RefHeading__18875_1508206336">Managing User Accounts <text:s text:c="2"/><text:tab/>46</text:a></text:p>
          <text:p text:style-name="P84"><text:a xlink:type="simple" xlink:href="#__RefHeading__19242_1508206336" text:style-name="Internet_20_link" text:visited-style-name="Internet_20_link">Creating the SOGo Administrative Account <text:s text:c="2"/><text:tab/>46</text:a></text:p>
          <text:p text:style-name="P84"><text:a xlink:type="simple" xlink:href="#__RefHeading__19244_1508206336" text:style-name="Internet_20_link" text:visited-style-name="Internet_20_link">Creating a User Account <text:s text:c="2"/><text:tab/>47</text:a></text:p>
          <text:p text:style-name="P83">Chapter 7<text:tab/><text:a xlink:type="simple" xlink:href="#__RefHeading__18877_1508206336">Microsoft ActiveSync <text:s text:c="2"/><text:tab/>48</text:a></text:p>
          <text:p text:style-name="P83">Chapter 8<text:tab/><text:a xlink:type="simple" xlink:href="#__RefHeading__18879_1508206336">Using SOGo <text:s text:c="2"/><text:tab/>50</text:a></text:p>
          <text:p text:style-name="P84"><text:a xlink:type="simple" xlink:href="#__RefHeading__19246_1508206336" text:style-name="Internet_20_link" text:visited-style-name="Internet_20_link">SOGo Web Interface <text:s text:c="2"/><text:tab/>50</text:a></text:p>
          <text:p text:style-name="P84"><text:a xlink:type="simple" xlink:href="#__RefHeading__19248_1508206336" text:style-name="Internet_20_link" text:visited-style-name="Internet_20_link">Mozilla Thunderbird and Lightning <text:s text:c="2"/><text:tab/>50</text:a></text:p>
          <text:p text:style-name="P84"><text:a xlink:type="simple" xlink:href="#__RefHeading__19250_1508206336" text:style-name="Internet_20_link" text:visited-style-name="Internet_20_link">Apple iCal <text:s text:c="2"/><text:tab/>51</text:a></text:p>
          <text:p text:style-name="P84"><text:a xlink:type="simple" xlink:href="#__RefHeading__19252_1508206336" text:style-name="Internet_20_link" text:visited-style-name="Internet_20_link">Apple AddressBook <text:s text:c="2"/><text:tab/>51</text:a></text:p>
          <text:p text:style-name="P84"><text:a xlink:type="simple" xlink:href="#__RefHeading__19254_1508206336" text:style-name="Internet_20_link" text:visited-style-name="Internet_20_link">Microsoft ActiveSync / Mobile Devices <text:s text:c="2"/><text:tab/>53</text:a></text:p>
          <text:p text:style-name="P83">Chapter 9<text:tab/><text:a xlink:type="simple" xlink:href="#__RefHeading__18881_1508206336">Upgrading <text:s text:c="2"/><text:tab/>54</text:a></text:p>
          <text:p text:style-name="P83">Chapter 10<text:tab/><text:a xlink:type="simple" xlink:href="#__RefHeading__18883_1508206336">Additional Information <text:s text:c="2"/><text:tab/>56</text:a></text:p>
          <text:p text:style-name="P83">Chapter 11<text:tab/><text:a xlink:type="simple" xlink:href="#__RefHeading__18885_1508206336">Commercial Support and Contact Information <text:s text:c="2"/><text:tab/>57</text:a></text:p>
        </text:index-body>
      </text:table-of-content>
      <text:p text:style-name="Standard"/>
      <text:h text:style-name="P106"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3">SOGo ActiveSync support</text:span> – the <text:span text:style-name="T33">solution</text:span> used to synchronize mobile devices with SOGo.</text:p>
      <text:p text:style-name="Standard">The instructions are based on version 2.<text:span text:style-name="T33">2.4</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81">❏<text:tab/>Native compatibility for Microsoft Outlook 2003, 2007, 2010, <text:span text:style-name="T42">and 2013</text:span></text:p>
      <text:p text:style-name="List_20_1">❏<text:tab/>Two-way synchronization support with any <text:span text:style-name="T33">Microsoft ActiveSync</text:span>-capable device, <text:span text:style-name="T33">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109" text:outline-level="2"><text:bookmark-start text:name="__RefHeading__19192_1508206336"/>Architecture <text:span text:style-name="T39">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3">Microsoft ActiveSync</text:span> <text:span text:style-name="T33">protocol are also supported.</text:span></text:p>
      <text:p text:style-name="Standard">To install and configure the native Microsoft Outlook compatibility layer, please refer to the <text:span text:style-name="Emphasis">SOGo Native Microsoft Outlook Configuration Guide</text:span>.</text:p>
      <text:h text:style-name="P107"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5551500287351750201" text:style-name="L1">
        <text:list-header>
          <text:p text:style-name="P113">❏<text:tab/>Database server (MySQL, PostgreSQL or Oracle)</text:p>
          <text:p text:style-name="P116">❏<text:tab/>LDAP server (OpenLDAP, Novell eDirectory, Microsoft Active Directory and others) </text:p>
          <text:p text:style-name="P113">❏<text:tab/>SMTP server (Postfix, Sendmail and others)</text:p>
          <text:p text:style-name="P11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109"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129511541396375580" text:style-name="L2">
              <text:list-item>
                <text:p text:style-name="P89"><text:s/>Intel, AMD, or PowerPC CPU 1 GHz</text:p>
              </text:list-item>
            </text:list>
            <text:list xml:id="list102433430" text:style-name="L2">
              <text:list-item>
                <text:p text:style-name="P88"><text:s/>512 MB of RAM</text:p>
              </text:list-item>
              <text:list-item>
                <text:p text:style-name="P88"><text:s/>1 GB of disk space</text:p>
              </text:list-item>
            </text:list>
            <text:p text:style-name="Table_20_Contents"/>
            <text:p text:style-name="Table_20_Contents">Production</text:p>
            <text:list xml:id="list5916219932051141094" text:style-name="L3">
              <text:list-item>
                <text:p text:style-name="P92"><text:s/>Intel, AMD or PowerPC CPU 3 GHz</text:p>
              </text:list-item>
            </text:list>
            <text:list xml:id="list479412229" text:style-name="L3">
              <text:list-item>
                <text:p text:style-name="P92"><text:s/>2048 MB of RAM</text:p>
              </text:list-item>
            </text:list>
            <text:list xml:id="list1613892386" text:style-name="L3">
              <text:list-item>
                <text:p text:style-name="P9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516312673725145701" text:style-name="L4">
              <text:list-item>
                <text:p text:style-name="P93"><text:s/>Intel, AMD, or PowerPC CPU 1.5 GHz</text:p>
              </text:list-item>
            </text:list>
            <text:list xml:id="list176431456" text:style-name="L4">
              <text:list-item>
                <text:p text:style-name="P93"><text:s/>1024x768 monitor resolution</text:p>
              </text:list-item>
            </text:list>
            <text:list xml:id="list1084879091" text:style-name="L4">
              <text:list-item>
                <text:p text:style-name="P93"><text:s/>512 MB of RAM</text:p>
              </text:list-item>
              <text:list-item>
                <text:p text:style-name="P93"><text:s/>128 Kbps or higher network connection</text:p>
              </text:list-item>
            </text:list>
            <text:p text:style-name="Table_20_Contents"/>
            <text:p text:style-name="Table_20_Contents">Microsoft Windows</text:p>
            <text:list xml:id="list5133047226947849730" text:style-name="L5">
              <text:list-item>
                <text:p text:style-name="P94"><text:s/>Microsoft Windows XP SP2 or Vista</text:p>
              </text:list-item>
            </text:list>
            <text:p text:style-name="Table_20_Contents"/>
            <text:p text:style-name="Table_20_Contents">Apple Mac OS X</text:p>
            <text:list xml:id="list5770797385425587046" text:style-name="L6">
              <text:list-item>
                <text:p text:style-name="P95"><text:s/>Apple Mac OS X 10.2 or later</text:p>
              </text:list-item>
            </text:list>
            <text:p text:style-name="Table_20_Contents"/>
            <text:p text:style-name="Table_20_Contents">Linux</text:p>
            <text:list xml:id="list2033857851019616884" text:style-name="L7">
              <text:list-item>
                <text:p text:style-name="P9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4">Any mobile device which supports <text:span text:style-name="T33">CalDAV, CardDAV or Microsoft ActiveSync.</text:span></text:p>
          </table:table-cell>
        </table:table-row>
      </table:table>
      <text:p text:style-name="Standard"/>
      <text:h text:style-name="P109"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600341610878215296" text:style-name="L8">
        <text:list-header>
          <text:p text:style-name="P114">❏<text:tab/>Red Hat Enterprise Linux (RHEL) Server 5 and 6</text:p>
          <text:p text:style-name="P114">❏<text:tab/>Community ENTerprise Operating System (CentOS) 5 and 6</text:p>
          <text:p text:style-name="P114">❏<text:tab/>Debian GNU/Linux 5.0 (Lenny) to 7.0 (Wheezy)</text:p>
          <text:p text:style-name="P114">❏<text:tab/>Ubuntu 10.04 (Lucid) to 1<text:span text:style-name="T45">4</text:span>.0<text:span text:style-name="T45">4</text:span> (<text:span text:style-name="T45">Trusty</text:span>)</text:p>
          <text:p text:style-name="P114"/>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07"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107"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40">Block comments are delimited by /* and */ and can span multiple lines while line comments must start with //.</text:span></text:p>
      <text:h text:style-name="P109"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61">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61">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61">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109"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6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2">S</text:p>
          </table:table-cell>
          <table:table-cell table:style-name="Table4.B2" office:value-type="string">
            <text:p text:style-name="P58">WOListenQueueSize</text:p>
          </table:table-cell>
          <table:table-cell table:style-name="Table4.C2" office:value-type="string">
            <text:p text:style-name="P58">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7555981783115903588" text:style-name="L9">
              <text:list-header>
                <text:p text:style-name="P97">• YES – to send notifications</text:p>
                <text:p text:style-name="P97">• NO – to not send notifications</text:p>
                <text:p text:style-name="P97">Defaults to <text:span text:style-name="T8">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201222294608159" text:continue-numbering="true" text:style-name="L9">
              <text:list-header>
                <text:p text:style-name="P97">• Public</text:p>
                <text:p text:style-name="P97">• Confidential</text:p>
                <text:p text:style-name="P97">• Private</text:p>
                <text:p text:style-name="P97">And each string must end with one of those values:</text:p>
                <text:p text:style-name="P97">• Viewer</text:p>
                <text:p text:style-name="P97">• DAndTViewer</text:p>
                <text:p text:style-name="P97">• Modifier</text:p>
                <text:p text:style-name="P97">• Responder</text:p>
                <text:p text:style-name="P97">The array can also contain one or many of the following strings:</text:p>
                <text:p text:style-name="P90">• Ob<text:span text:style-name="T22">jectCreator</text:span></text:p>
                <text:p text:style-name="P90"><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4">and</text:span><text:span text:style-name="T9">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201221384697796" text:continue-numbering="true" text:style-name="L9">
              <text:list-header>
                <text:p text:style-name="P90">• Obje<text:span text:style-name="T22">ctViewer</text:span></text:p>
                <text:p text:style-name="P98">• ObjectEditor</text:p>
                <text:p text:style-name="P98">• ObjectCreator</text:p>
                <text:p text:style-name="P90"><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6"><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201222140906139" text:continue-numbering="true" text:style-name="L9">
              <text:list-header>
                <text:p text:style-name="P90">• Braz<text:span text:style-name="T22">ilianPortuguese</text:span></text:p>
                <text:p text:style-name="P98">• Czech</text:p>
                <text:p text:style-name="P98">• Dutch</text:p>
                <text:p text:style-name="P99">• English</text:p>
                <text:p text:style-name="P99">• French</text:p>
                <text:p text:style-name="P99">• German</text:p>
                <text:p text:style-name="P99">• Hungarian</text:p>
              </text:list-header>
            </text:list>
            <text:list xml:id="list638348276" text:style-name="L9">
              <text:list-header>
                <text:p text:style-name="P98">• Italian</text:p>
                <text:p text:style-name="P98">• Russian</text:p>
                <text:p text:style-name="P98">• Spanish</text:p>
                <text:p text:style-name="P98">• Swedish</text:p>
                <text:p text:style-name="P90"><text:span text:style-name="T22">•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201222817733169" text:continue-list="list201222140906139" text:style-name="L9">
              <text:list-header>
                <text:p text:style-name="P97">• YES – to send notifications</text:p>
                <text:p text:style-name="P9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201221431178689" text:continue-numbering="true" text:style-name="L9">
              <text:list-header>
                <text:p text:style-name="P97">• YES – to send notifications</text:p>
                <text:p text:style-name="P9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7">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7">Parameter used to allow or not your users to share publicly (ie., requiring not authentication) their calendars and address books.</text:p>
            <text:p text:style-name="P47">Possible values are :</text:p>
            <text:list xml:id="list201221483151396" text:continue-numbering="true" text:style-name="L9">
              <text:list-header>
                <text:p text:style-name="P97">• YES – to allow them</text:p>
                <text:p text:style-name="P97">• NO – to prevent them from doing so</text:p>
              </text:list-header>
            </text:list>
            <text:p text:style-name="P47">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7">Parameter used to allow or not users to change <text:soft-page-break/>their passwords from SOGo.</text:p>
            <text:p text:style-name="P47">Possible values are :</text:p>
            <text:list xml:id="list201221927723791" text:continue-numbering="true" text:style-name="L9">
              <text:list-header>
                <text:p text:style-name="P97">• YES – to allow them</text:p>
                <text:p text:style-name="P97">• NO – to prevent them from doing so</text:p>
              </text:list-header>
            </text:list>
            <text:p text:style-name="P47">Defaults to <text:span text:style-name="T8">NO</text:span> when unset.</text:p>
            <text:p text:style-name="P47">For this feature to work properly when authenticating against AD or Samba4, the LDAP connection <text:span text:style-name="T31">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7">Parameter used to configure which languages are available from SOGo's Web interface. Available languages are specified as an array of string. The default value is :</text:p>
            <text:p text:style-name="P48"><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7">Defaults to <text:span text:style-name="T8">NO</text:span> when unset.</text:p>
          </table:table-cell>
        </table:table-row>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30">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ext:soft-page-break/>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110"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5"/>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soft-page-break/>❏<text:tab/>group</text:p>
      <text:p text:style-name="P35">❏<text:tab/>groupOfNames</text:p>
      <text:p text:style-name="P35">❏<text:tab/>groupOfUniqueNames</text:p>
      <text:p text:style-name="P3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49">type</text:p>
          </table:table-cell>
          <table:table-cell table:style-name="Table5.B2" office:value-type="string">
            <text:p text:style-name="P65">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49">id</text:p>
          </table:table-cell>
          <table:table-cell table:style-name="Table5.C33" office:value-type="string">
            <text:p text:style-name="P65">the identification name of the LDAP repository. This must be unique – even when using multiple domains.</text:p>
          </table:table-cell>
        </table:table-row>
        <text:soft-page-break/>
        <table:table-row>
          <table:table-cell table:style-name="Table5.A2" office:value-type="string">
            <text:p text:style-name="P40"/>
          </table:table-cell>
          <table:table-cell table:style-name="Table5.B33" office:value-type="string">
            <text:p text:style-name="P49">CNFieldName</text:p>
          </table:table-cell>
          <table:table-cell table:style-name="Table5.C33" office:value-type="string">
            <text:p text:style-name="P65">the field that returns the complete name</text:p>
          </table:table-cell>
        </table:table-row>
        <table:table-row>
          <table:table-cell table:style-name="Table5.A2" office:value-type="string">
            <text:p text:style-name="P40"/>
          </table:table-cell>
          <table:table-cell table:style-name="Table5.B33" office:value-type="string">
            <text:p text:style-name="P49">IDFieldName</text:p>
          </table:table-cell>
          <table:table-cell table:style-name="Table5.C33" office:value-type="string">
            <text:p text:style-name="P65">the field that starts a user DN if bindFields is not used. 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49">UIDFieldName</text:p>
          </table:table-cell>
          <table:table-cell table:style-name="Table5.C33" office:value-type="string">
            <text:p text:style-name="P66">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49">MailFieldNames</text:p>
          </table:table-cell>
          <table:table-cell table:style-name="Table5.C33" office:value-type="string">
            <text:p text:style-name="P66">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49">SearchFieldNames</text:p>
          </table:table-cell>
          <table:table-cell table:style-name="Table5.C33" office:value-type="string">
            <text:p text:style-name="P6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49">IMAPHostFieldName (optional)</text:p>
          </table:table-cell>
          <table:table-cell table:style-name="Table5.C33" office:value-type="string">
            <text:p text:style-name="P6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49">IMAPLoginFieldName (optional)</text:p>
          </table:table-cell>
          <table:table-cell table:style-name="Table5.C33" office:value-type="string">
            <text:p text:style-name="P66">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49">SieveHostFieldName (optional)</text:p>
          </table:table-cell>
          <table:table-cell table:style-name="Table5.C33" office:value-type="string">
            <text:p text:style-name="P6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49">baseDN</text:p>
          </table:table-cell>
          <table:table-cell table:style-name="Table5.C33" office:value-type="string">
            <text:p text:style-name="P66">the base DN of your user entries</text:p>
          </table:table-cell>
        </table:table-row>
        <table:table-row>
          <table:table-cell table:style-name="Table5.A2" office:value-type="string">
            <text:p text:style-name="P40"/>
          </table:table-cell>
          <table:table-cell table:style-name="Table5.B33" office:value-type="string">
            <text:p text:style-name="P49">KindFieldName (optional)</text:p>
          </table:table-cell>
          <table:table-cell table:style-name="Table5.C33" office:value-type="string">
            <text:p text:style-name="P66">if set, SOGo will try to determine if the value of the field corresponds to either “group”, “location” or “thing”. If that's the case, SOGo will consider the returned entry to be a resource.</text:p>
            <text:p text:style-name="P66"/>
            <text:p text:style-name="P6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49">MultipleBookingsFieldName (optional)</text:p>
          </table:table-cell>
          <table:table-cell table:style-name="Table5.C33" office:value-type="string">
            <text:p text:style-name="P66">The value of this attribute is the maximum number of concurrent events to which a resource can be part of at any point in time.</text:p>
            <text:p text:style-name="P66"/>
            <text:p text:style-name="P66">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49">filter (optional)</text:p>
          </table:table-cell>
          <table:table-cell table:style-name="Table5.C33" office:value-type="string">
            <text:p text:style-name="P66">The filter to use for LDAP queries, it should be defined as an EOQualifier. The following operators are supported:</text:p>
            <text:p text:style-name="P77">&lt;&gt; <text:span text:style-name="T26">inequality operator</text:span></text:p>
            <text:p text:style-name="P77">= <text:s/><text:span text:style-name="T26">equality operator</text:span></text:p>
            <text:p text:style-name="P69">Multiple qualifiers can be joined by using OR and AND, they can also be grouped together by using parenthesis. Attribute values should be quoted to avoid unexpected behaviour.</text:p>
            <text:p text:style-name="P66"><text:span text:style-name="T27">For example:<text:line-break/></text:span><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49">scope (optional)</text:p>
          </table:table-cell>
          <table:table-cell table:style-name="Table5.C33" office:value-type="string">
            <text:p text:style-name="P66">either BASE, ONE or SUB</text:p>
          </table:table-cell>
        </table:table-row>
        <text:soft-page-break/>
        <table:table-row>
          <table:table-cell table:style-name="Table5.A2" office:value-type="string">
            <text:p text:style-name="P40"/>
          </table:table-cell>
          <table:table-cell table:style-name="Table5.B33" office:value-type="string">
            <text:p text:style-name="P49">bindDN</text:p>
          </table:table-cell>
          <table:table-cell table:style-name="Table5.C33" office:value-type="string">
            <text:p text:style-name="P66">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49">bindPassword</text:p>
          </table:table-cell>
          <table:table-cell table:style-name="Table5.C33" office:value-type="string">
            <text:p text:style-name="P66">its password</text:p>
          </table:table-cell>
        </table:table-row>
        <table:table-row>
          <table:table-cell table:style-name="Table5.A2" office:value-type="string">
            <text:p text:style-name="P40"/>
          </table:table-cell>
          <table:table-cell table:style-name="Table5.B33" office:value-type="string">
            <text:p text:style-name="P49">bindAsCurrentUser</text:p>
          </table:table-cell>
          <table:table-cell table:style-name="Table5.C33" office:value-type="string">
            <text:p text:style-name="P6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49">bindFields (optional)</text:p>
          </table:table-cell>
          <table:table-cell table:style-name="Table5.C33" office:value-type="string">
            <text:p text:style-name="P66">an array of fields to use when doing indirect binds</text:p>
          </table:table-cell>
        </table:table-row>
        <table:table-row>
          <table:table-cell table:style-name="Table5.A2" office:value-type="string">
            <text:p text:style-name="P40"/>
          </table:table-cell>
          <table:table-cell table:style-name="Table5.B33" office:value-type="string">
            <text:p text:style-name="P49">hostname</text:p>
          </table:table-cell>
          <table:table-cell table:style-name="Table5.C33" office:value-type="string">
            <text:p text:style-name="P66">a space-delimited list of LDAP URLs or LDAP hostnames.<text:line-break/>LDAP URLs are specified in RFC 4516 and have the following general format:</text:p>
            <text:p text:style-name="P70">scheme://host:port/DN?attributes?scope?filter?extensions</text:p>
            <text:p text:style-name="P66">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49">port(deprecated)</text:p>
          </table:table-cell>
          <table:table-cell table:style-name="Table5.C33" office:value-type="string">
            <text:p text:style-name="P66">port number of the LDAP server.</text:p>
            <text:p text:style-name="P66">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49">encryption (deprecated)</text:p>
          </table:table-cell>
          <table:table-cell table:style-name="Table5.C33" office:value-type="string">
            <text:p text:style-name="P66">either SSL or STARTTLS</text:p>
            <text:p text:style-name="P66">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49">userPasswordAlgorithm</text:p>
          </table:table-cell>
          <table:table-cell table:style-name="Table5.C33" office:value-type="string">
            <text:p text:style-name="P65"><text:span text:style-name="T24">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49">canAuthenticate</text:p>
          </table:table-cell>
          <table:table-cell table:style-name="Table5.C33" office:value-type="string">
            <text:p text:style-name="P66">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49">passwordPolicy</text:p>
          </table:table-cell>
          <table:table-cell table:style-name="Table5.C33" office:value-type="string">
            <text:p text:style-name="P66">If set to YES, SOGo will use the extended LDAP Password Policies attributes. If you LDAP server does not support those and you activate this feature, every LDAP requests will fail.</text:p>
          </table:table-cell>
        </table:table-row>
        <text:soft-page-break/>
        <table:table-row>
          <table:table-cell table:style-name="Table5.A2" office:value-type="string">
            <text:p text:style-name="P40"/>
          </table:table-cell>
          <table:table-cell table:style-name="Table5.B33" office:value-type="string">
            <text:p text:style-name="P49">isAddressBook</text:p>
          </table:table-cell>
          <table:table-cell table:style-name="Table5.C33" office:value-type="string">
            <text:p text:style-name="P67">if set to YES, this LDAP source is used as a shared address book (with read-only access). <text:span text:style-name="T23">Note that if set to NO, autocompletion will not work for entries in this source and thus, freebusy lookups.</text:span></text:p>
          </table:table-cell>
        </table:table-row>
        <table:table-row>
          <table:table-cell table:style-name="Table5.A2" office:value-type="string">
            <text:p text:style-name="P40"/>
          </table:table-cell>
          <table:table-cell table:style-name="Table5.B33" office:value-type="string">
            <text:p text:style-name="P49">displayName (optional)</text:p>
          </table:table-cell>
          <table:table-cell table:style-name="Table5.C33" office:value-type="string">
            <text:p text:style-name="P66">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49">ModulesConstraints (optional)</text:p>
          </table:table-cell>
          <table:table-cell table:style-name="Table5.C33" office:value-type="string">
            <text:p text:style-name="P66">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49">mapping</text:p>
          </table:table-cell>
          <table:table-cell table:style-name="Table5.C33" office:value-type="string">
            <text:p text:style-name="P6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6"/>
            <text:p text:style-name="P66">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49">objectClasses</text:p>
          </table:table-cell>
          <table:table-cell table:style-name="Table5.C33" office:value-type="string">
            <text:p text:style-name="P6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49">modifiers</text:p>
          </table:table-cell>
          <table:table-cell table:style-name="Table5.C33" office:value-type="string">
            <text:p text:style-name="P66">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49">abOU</text:p>
          </table:table-cell>
          <table:table-cell table:style-name="Table5.C33" office:value-type="string">
            <text:p text:style-name="P6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50">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2068963302446290817" text:style-name="L10">
        <text:list-header>
          <text:p text:style-name="P115">❏<text:tab/>givenName</text:p>
          <text:p text:style-name="P115">❏<text:tab/>cn</text:p>
          <text:p text:style-name="P115">❏<text:tab/>mail</text:p>
          <text:p text:style-name="P115">❏<text:tab/>sn</text:p>
          <text:p text:style-name="P112"/>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73">mapping = {</text:p>
      <text:p text:style-name="P73"><text:s text:c="3"/>facsimiletelephonenumber = ("fax", "facsimiletelephonenumber");</text:p>
      <text:p text:style-name="P7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6">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6">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6">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6">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6">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6">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1">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1">the</text:span> <text:span text:style-name="T31">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1">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4">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1">When CASifying sieve, this means that the </text:span><text:span text:style-name="T15">-s </text:span><text:span text:style-name="T31">parameter of </text:span><text:span text:style-name="T15">pam_cas</text:span><text:span text:style-name="T31"> should be the same for both IMAP and Sieve</text:span>, otherwise the CAS server will complain:</text:p>
      <text:p text:style-name="P73">ERROR [org.jasig.cas.CentralAuthenticationServiceImpl] - ServiceTicket [ST-31740-hoV1brhhwMNfnBkSMVUw-ocas] with service [imap://myimapserver does not match supplied service [sieve://mysieveserver:2000]</text:p>
      <text:p text:style-name="P7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4">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4">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5">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49">type</text:p>
          </table:table-cell>
          <table:table-cell table:style-name="Table8.C7" office:value-type="string">
            <text:p text:style-name="P65">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49">id</text:p>
          </table:table-cell>
          <table:table-cell table:style-name="Table8.C7" office:value-type="string">
            <text:p text:style-name="P65">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49">viewURL</text:p>
          </table:table-cell>
          <table:table-cell table:style-name="Table8.C7" office:value-type="string">
            <text:p text:style-name="P60">database URL of the view used by SOGo. The view expects columns to be present. Required columns are :</text:p>
            <text:list xml:id="list201221781351407" text:continue-list="list201221927723791" text:style-name="L9">
              <text:list-header>
                <text:p text:style-name="P104">• <text:span text:style-name="T9">c_uid</text:span> : will be used for authentication – it's a username or username@domain.tld</text:p>
                <text:p text:style-name="P104">• <text:span text:style-name="T9">c_name</text:span> : will be used to uniquely identify entries – which can be identical to c_uid </text:p>
                <text:p text:style-name="P104">• <text:span text:style-name="T9">c_password</text:span> : password of the user, plain text, crypt, md5 or sha encoded </text:p>
                <text:p text:style-name="P104">• <text:span text:style-name="T9">c_cn</text:span> : the user's common name</text:p>
                <text:p text:style-name="P104">• <text:span text:style-name="T9">mail</text:span> : the user's email address</text:p>
                <text:p text:style-name="P105">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49">userPasswordAlgorithm</text:p>
          </table:table-cell>
          <table:table-cell table:style-name="Table8.C7" office:value-type="string">
            <text:p text:style-name="P65"><text:span text:style-name="T24">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4">. <text:line-break/>If no scheme is given, userPasswordAlgorithm is used instead. The schemes listed above follow the algorithms <text:line-break/>described in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49">prependPasswordScheme </text:p>
          </table:table-cell>
          <table:table-cell table:style-name="Table8.C7" office:value-type="string">
            <text:p text:style-name="P6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49">canAuthenticate</text:p>
          </table:table-cell>
          <table:table-cell table:style-name="Table8.C7" office:value-type="string">
            <text:p text:style-name="P66">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68">if set to YES, this SQL source is used as a shared address book (with read-only access). <text:span text:style-name="T43">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68">a filter that limits which users can authenticate from this source</text:p>
          </table:table-cell>
        </table:table-row>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68">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68">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68">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68">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49">IMAPLoginFieldName (optional)</text:p>
          </table:table-cell>
          <table:table-cell table:style-name="Table8.B8" office:value-type="string">
            <text:p text:style-name="P66">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15" office:value-type="string">
            <text:p text:style-name="P49">SieveHostFieldName (optional)</text:p>
          </table:table-cell>
          <table:table-cell table:style-name="Table8.B8" office:value-type="string">
            <text:p text:style-name="P66">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49">KindFieldName (optional)</text:p>
          </table:table-cell>
          <table:table-cell table:style-name="Table8.B8" office:value-type="string">
            <text:p text:style-name="P6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49">MultipleBookingsFieldName (optional)</text:p>
          </table:table-cell>
          <table:table-cell table:style-name="Table8.B8" office:value-type="string">
            <text:p text:style-name="P66">The value of this field is the maximum number of concurrent events to which a resource can be part of at any point in time.</text:p>
            <text:p text:style-name="P66"/>
            <text:p text:style-name="P66">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49">DomainFieldName (optional)</text:p>
          </table:table-cell>
          <table:table-cell table:style-name="Table8.B8" office:value-type="string">
            <text:p text:style-name="P6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text:soft-page-break/></text:p>
      <text:p text:style-name="P36"><text:bookmark text:name="bugnotes"/><text:span text:style-name="T9">❏<text:tab/>c_uid</text:span> - will be used for authentication – <text:s/>it's the username or <text:a xlink:type="simple" xlink:href="mailto:username@domain.tld">username@domain.tld</text:a>)</text:p>
      <text:p text:style-name="P36"><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8747986631343287668" text:style-name="L11">
              <text:list-header>
                <text:p text:style-name="P100"><text:span text:style-name="Code_20__28_inline_29_">• sendmail</text:span> – to use the sendmail binary</text:p>
                <text:p text:style-name="P100"><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97">• YES</text:p>
                <text:p text:style-name="P97">• NO</text:p>
                <text:p text:style-name="P97">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ext:soft-page-break/>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8">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5" office:value-type="string">
            <text:p text:style-name="Table_20_Contents">SOGoIMAPServer</text:p>
          </table:table-cell>
          <table:table-cell table:style-name="Table10.C15"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90">•<text:span text:style-name="Code_20__28_inline_29_"> imaps:</text:span><text:span text:style-name="Code_20__28_inline_29_"><text:span text:style-name="T29">//localhost:993</text:span></text:span></text:p>
                <text:p text:style-name="P90"><text:span text:style-name="T22">•</text:span><text:span text:style-name="Code_20__28_inline_29_"> </text:span><text:span text:style-name="Code_20__28_inline_29_"><text:span text:style-name="T29">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SieveServer</text:p>
          </table:table-cell>
          <table:table-cell table:style-name="Table10.C15" office:value-type="string">
            <text:p text:style-name="Table_20_Contents">Parameter used to set the DNS name or IP address of the Sieve (managesieve) server used by SOGo. You must use an URL such as:</text:p>
            <text:list xml:id="list201222107760578" text:continue-numbering="true" text:style-name="L9">
              <text:list-header>
                <text:p text:style-name="P90">•<text:span text:style-name="Code_20__28_inline_29_"> sie</text:span><text:span text:style-name="Code_20__28_inline_29_"><text:span text:style-name="T29">ve://localhost</text:span></text:span></text:p>
                <text:p text:style-name="P90"><text:span text:style-name="T22">•</text:span><text:span text:style-name="Code_20__28_inline_29_"> </text:span><text:span text:style-name="Code_20__28_inline_29_"><text:span text:style-name="T29">sieve://localhost:2000</text:span></text:span></text:p>
                <text:p text:style-name="P90"><text:span text:style-name="T22">•</text:span><text:span text:style-name="Code_20__28_inline_29_"> </text:span><text:span text:style-name="Code_20__28_inline_29_"><text:span text:style-name="T2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5">D</text:p>
          </table:table-cell>
          <table:table-cell table:style-name="Table10.B15" office:value-type="string">
            <text:p text:style-name="P59">SOGoSieveFolderEncoding</text:p>
          </table:table-cell>
          <table:table-cell table:style-name="Table10.C15" office:value-type="string">
            <text:p text:style-name="P59">Parameter used to specify which encoding is used for IMAP folder names in Sieve filters. Defaults to “UTF-7”. The other possible value is “UTF-8”.</text:p>
          </table:table-cell>
        </table:table-row>
        <table:table-row>
          <table:table-cell table:style-name="Table10.A5" office:value-type="string">
            <text:p text:style-name="P40">U</text:p>
          </table:table-cell>
          <table:table-cell table:style-name="Table10.B15" office:value-type="string">
            <text:p text:style-name="Table_20_Contents">SOGoMailShowSubscribedFoldersOnly</text:p>
          </table:table-cell>
          <table:table-cell table:style-name="Table10.C15" office:value-type="string">
            <text:p text:style-name="Table_20_Contents">Parameter used to specify if the Web interface should only show subscribed IMAP folders. Possible values are :</text:p>
            <text:list xml:id="list201223096090343" text:continue-numbering="true" text:style-name="L9">
              <text:list-header>
                <text:p text:style-name="P97">• YES</text:p>
                <text:p text:style-name="P97">• NO</text:p>
                <text:p text:style-name="P101">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IMAPAclStyle</text:p>
          </table:table-cell>
          <table:table-cell table:style-name="Table10.C15" office:value-type="string">
            <text:list xml:id="list201222465177798" text:continue-list="list7129511541396375580" text:style-name="L11">
              <text:list-header>
                <text:p text:style-name="P100">Parameter used to specify which RFC the IMAP server implements with respect to ACLs. Possible values are :</text:p>
              </text:list-header>
            </text:list>
            <text:list xml:id="list201221753555633" text:continue-list="list201223096090343" text:style-name="L9">
              <text:list-header>
                <text:p text:style-name="P90">•<text:span text:style-name="Code_20__28_inline_29_"> </text:span><text:span text:style-name="Code_20__28_inline_29_"><text:span text:style-name="T29">rfc2086</text:span></text:span></text:p>
                <text:p text:style-name="P90"><text:span text:style-name="T22">•</text:span><text:span text:style-name="Code_20__28_inline_29_"> </text:span><text:span text:style-name="Code_20__28_inline_29_"><text:span text:style-name="T29">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0">D</text:p>
          </table:table-cell>
          <table:table-cell table:style-name="Table10.B15" office:value-type="string">
            <text:p text:style-name="Table_20_Contents">SOGoIMAPAclConformsToIMAPExt</text:p>
          </table:table-cell>
          <table:table-cell table:style-name="Table10.C15" office:value-type="string">
            <text:p text:style-name="Table_20_Contents">Parameter used to specify if the IMAP server implements the Internet Message Access Protocol Extension. Possible values are :</text:p>
            <text:list xml:id="list201221956150562" text:continue-list="list1025629256" text:style-name="L9">
              <text:list-header>
                <text:p text:style-name="P97">• YES</text:p>
                <text:p text:style-name="P97">• NO</text:p>
                <text:p text:style-name="P97">Defaults to <text:span text:style-name="Code_20__28_inline_29_">NO</text:span> when unset.</text:p>
              </text:list-header>
            </text:list>
          </table:table-cell>
        </table:table-row>
        <text:soft-page-break/>
        <table:table-row>
          <table:table-cell table:style-name="Table10.A5" office:value-type="string">
            <text:p text:style-name="P40">D</text:p>
          </table:table-cell>
          <table:table-cell table:style-name="Table10.B15" office:value-type="string">
            <text:p text:style-name="Table_20_Contents">SOGoForceExternalLoginWithEmail</text:p>
          </table:table-cell>
          <table:table-cell table:style-name="Table10.C15" office:value-type="string">
            <text:p text:style-name="Table_20_Contents">Parameter used to specify if, when logging in to the IMAP server, the primary email address of the user will be used instead of the username. Possible values are :</text:p>
            <text:list xml:id="list201222829063122" text:continue-numbering="true" text:style-name="L9">
              <text:list-header>
                <text:p text:style-name="P97">• YES</text:p>
                <text:p text:style-name="P97">• NO</text:p>
                <text:p text:style-name="P97">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MailSpoolPath</text:p>
          </table:table-cell>
          <table:table-cell table:style-name="Table10.C1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5" office:value-type="string">
            <text:p text:style-name="Table_20_Contents">NGImap4ConnectionStringSeparator</text:p>
          </table:table-cell>
          <table:table-cell table:style-name="Table10.C1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5" office:value-type="string">
            <text:p text:style-name="Table_20_Contents">NGImap4AuthMechanism</text:p>
          </table:table-cell>
          <table:table-cell table:style-name="Table10.C1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5" office:value-type="string">
            <text:p text:style-name="P3"><text:bookmark text:name="bugnotes1"/><text:bookmark text:name="bugnotes2"/>NGImap4ConnectionGroupPrefix</text:p>
            <text:p text:style-name="Table_20_Contents"/>
          </table:table-cell>
          <table:table-cell table:style-name="Table10.C1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201223354138443" text:continue-numbering="true" text:style-name="L9">
              <text:list-header>
                <text:p text:style-name="P90">•<text:span text:style-name="Code_20__28_inline_29_"> Cal</text:span><text:span text:style-name="Code_20__28_inline_29_"><text:span text:style-name="T29">endar</text:span></text:span></text:p>
                <text:p text:style-name="P90"><text:span text:style-name="T29">•</text:span><text:span text:style-name="Code_20__28_inline_29_"><text:span text:style-name="T29"> Mail</text:span></text:span></text:p>
                <text:p text:style-name="P90"><text:span text:style-name="T29">•</text:span><text:span text:style-name="Code_20__28_inline_29_"><text:span text:style-name="T2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1">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1">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201222083746023" text:continue-list="list201222465177798" text:style-name="L11">
              <text:list-header>
                <text:p text:style-name="P100">•<text:span text:style-name="Code_20__28_inline_29_"> 1</text:span></text:p>
                <text:p text:style-name="P100">•<text:span text:style-name="Code_20__28_inline_29_"> 2</text:span></text:p>
                <text:p text:style-name="P100">•<text:span text:style-name="Code_20__28_inline_29_"> 5</text:span></text:p>
                <text:p text:style-name="P100">•<text:span text:style-name="Code_20__28_inline_29_"> 10</text:span></text:p>
                <text:p text:style-name="P100">•<text:span text:style-name="Code_20__28_inline_29_"> 20</text:span></text:p>
                <text:p text:style-name="P100">•<text:span text:style-name="Code_20__28_inline_29_"> 30</text:span></text:p>
                <text:p text:style-name="P100">•<text:span text:style-name="Code_20__28_inline_29_"> 60</text:span></text:p>
                <text:p text:style-name="P100">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201222280360138" text:continue-numbering="true" text:style-name="L11">
              <text:list-header>
                <text:p text:style-name="P100">•<text:span text:style-name="Code_20__28_inline_29_"> manually</text:span></text:p>
                <text:p text:style-name="P100">•<text:span text:style-name="Code_20__28_inline_29_"> every_minute</text:span></text:p>
                <text:p text:style-name="P100">•<text:span text:style-name="Code_20__28_inline_29_"> every_2_minutes</text:span></text:p>
                <text:p text:style-name="P100">•<text:span text:style-name="Code_20__28_inline_29_"> every_5_minutes</text:span></text:p>
                <text:p text:style-name="P100">•<text:span text:style-name="Code_20__28_inline_29_"> every_10_minutes</text:span></text:p>
                <text:p text:style-name="P100">•<text:span text:style-name="Code_20__28_inline_29_"> every_20_minutes</text:span></text:p>
                <text:p text:style-name="P100">•<text:span text:style-name="Code_20__28_inline_29_"> every_30_minutes</text:span></text:p>
                <text:p text:style-name="P10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2">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2">SOGoDefaultCalendar</text:p>
          </table:table-cell>
          <table:table-cell table:style-name="Table11.C38" office:value-type="string">
            <text:p text:style-name="Table_20_Contents">Parameter used to specify which calendar is used when creating an event or a task. Possible values are :</text:p>
            <text:list xml:id="list201221763953091" text:continue-numbering="true" text:style-name="L11">
              <text:list-header>
                <text:p text:style-name="P91">•<text:span text:style-name="Code_20__28_inline_29_"> s</text:span><text:span text:style-name="Code_20__28_inline_29_"><text:span text:style-name="T29">elected</text:span></text:span></text:p>
                <text:p text:style-name="P91"><text:span text:style-name="T29">•</text:span><text:span text:style-name="Code_20__28_inline_29_"><text:span text:style-name="T29"> personal</text:span></text:span></text:p>
                <text:p text:style-name="P91"><text:span text:style-name="T29">•</text:span><text:span text:style-name="Code_20__28_inline_29_"><text:span text:style-name="T2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Defaults to 0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201222138701275" text:continue-numbering="true" text:style-name="L11">
              <text:list-header>
                <text:p text:style-name="P91">•<text:span text:style-name="Code_20__28_inline_29_"> Jan</text:span><text:span text:style-name="Code_20__28_inline_29_"><text:span text:style-name="T29">uary1</text:span></text:span></text:p>
                <text:p text:style-name="P91"><text:span text:style-name="T29">•</text:span><text:span text:style-name="Code_20__28_inline_29_"><text:span text:style-name="T29"> First4DayWeek</text:span></text:span></text:p>
                <text:p text:style-name="P91"><text:span text:style-name="T29">•</text:span><text:span text:style-name="Code_20__28_inline_29_"><text:span text:style-name="T2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5">SOGoCalendarDefaultReminder</text:p>
          </table:table-cell>
          <table:table-cell table:style-name="Table11.C38" office:value-type="string">
            <text:p text:style-name="P55">Parameter used to defined a default reminder for new events. Possible values are :</text:p>
            <text:p text:style-name="P55">• <text:span text:style-name="Code_20__28_inline_29_">-PT5M</text:span></text:p>
            <text:p text:style-name="P55">• <text:span text:style-name="Code_20__28_inline_29_">-PT10M</text:span></text:p>
            <text:p text:style-name="P55">• <text:span text:style-name="Code_20__28_inline_29_">-PT15M</text:span></text:p>
            <text:p text:style-name="P55">• <text:span text:style-name="Code_20__28_inline_29_">-PT30M</text:span></text:p>
            <text:p text:style-name="P55">• <text:span text:style-name="Code_20__28_inline_29_">-</text:span>PT45M</text:p>
            <text:p text:style-name="P55">• <text:span text:style-name="Code_20__28_inline_29_">-PT1H</text:span></text:p>
            <text:p text:style-name="P55">• <text:span text:style-name="Code_20__28_inline_29_">-PT2H</text:span></text:p>
            <text:p text:style-name="P55">• <text:span text:style-name="Code_20__28_inline_29_">-PT5H</text:span></text:p>
            <text:p text:style-name="P55">• <text:span text:style-name="Code_20__28_inline_29_">-PT15H</text:span></text:p>
            <text:p text:style-name="P55">• <text:span text:style-name="Code_20__28_inline_29_">-P1D</text:span></text:p>
            <text:p text:style-name="P55">• <text:span text:style-name="Code_20__28_inline_29_">-P2D</text:span></text:p>
            <text:p text:style-name="P55">•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201223141626578" text:continue-numbering="true" text:style-name="L11">
              <text:list-header>
                <text:p text:style-name="P91">•<text:span text:style-name="Code_20__28_inline_29_"> inl</text:span><text:span text:style-name="Code_20__28_inline_29_"><text:span text:style-name="T29">ine</text:span></text:span></text:p>
                <text:p text:style-name="P91"><text:span text:style-name="T29">•</text:span><text:span text:style-name="Code_20__28_inline_29_"><text:span text:style-name="T2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201222600093848" text:continue-numbering="true" text:style-name="L11">
              <text:list-header>
                <text:p text:style-name="P91">•<text:span text:style-name="Code_20__28_inline_29_"> a</text:span><text:span text:style-name="Code_20__28_inline_29_"><text:span text:style-name="T29">bove</text:span></text:span></text:p>
                <text:p text:style-name="P91"><text:span text:style-name="T29">•</text:span><text:span text:style-name="Code_20__28_inline_29_"><text:span text:style-name="T2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201223546681368" text:continue-numbering="true" text:style-name="L11">
              <text:list-header>
                <text:p text:style-name="P91">•<text:span text:style-name="Code_20__28_inline_29_"> abov</text:span><text:span text:style-name="Code_20__28_inline_29_"><text:span text:style-name="T29">e</text:span></text:span></text:p>
                <text:p text:style-name="P91"><text:span text:style-name="T29">•</text:span><text:span text:style-name="Code_20__28_inline_29_"><text:span text:style-name="T2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201222848327972" text:continue-numbering="true" text:style-name="L11">
              <text:list-header>
                <text:p text:style-name="P91">•<text:span text:style-name="Code_20__28_inline_29_"> te</text:span><text:span text:style-name="Code_20__28_inline_29_"><text:span text:style-name="T29">xt</text:span></text:span></text:p>
                <text:p text:style-name="P91"><text:span text:style-name="T29">•</text:span><text:span text:style-name="Code_20__28_inline_29_"><text:span text:style-name="T2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8">NO</text:span> when unset.</text:p>
            <text:p text:style-name="Table_20_Contents">For this feature to work correctly, one must also set the <text:span text:style-name="T24">OCSEMailAlarmsFolderURL</text:span> parameter 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ext:soft-page-break/>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109" text:outline-level="2"><text:bookmark-start text:name="__RefHeading__19230_1508206336"/>SOGo Configuration Summary<text:bookmark-end text:name="__RefHeading__19230_1508206336"/></text:h>
      <text:p text:style-name="P82">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109"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4">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109"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08"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9">d</text:span> packages.</text:p>
      <text:p text:style-name="P30">yum install sogo-activesync libwbxml</text:p>
      <text:p text:style-name="P30"/>
      <text:p text:style-name="P19">Once installed, simply uncomment the following li<text:span text:style-name="T39">n</text:span>e<text:span text:style-name="T41">s</text:span> from your SOGo Apache configuration:</text:p>
      <text:p text:style-name="P31">ProxyPass /Microsoft-Server-ActiveSync <text:span text:style-name="T41">\</text:span></text:p>
      <text:p text:style-name="P31"><text:tab/><text:a xlink:type="simple" xlink:href="http://127.0.0.1:20000/SOGo/Microsoft-Server-ActiveSync">http://127.0.0.1:20000/SOGo/Microsoft-Server-ActiveSync</text:a> <text:span text:style-name="T41">\</text:span></text:p>
      <text:p text:style-name="P31"><text:tab/>retry=60 connectiontimeout=5 timeout=360</text:p>
      <text:p text:style-name="P29"/>
      <text:p text:style-name="P19">Restart Apache afterwards.</text:p>
      <text:p text:style-name="P75">The following additional parameters only affect SOGo when using <text:span text:style-name="T38">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7">SOGoMaximumPingInterval</text:p>
          </table:table-cell>
          <table:table-cell table:style-name="Table15.C1" office:value-type="string">
            <text:p text:style-name="P56">Parameter used to <text:span text:style-name="T38">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7">SOGoMaximumSyncInterval</text:p>
          </table:table-cell>
          <table:table-cell table:style-name="Table15.C2" office:value-type="string">
            <text:p text:style-name="P57">Parameter used to set the maximum amount of time, in seconds, SOGo will wait before replying to a Sync command. If not set, it defaults to 30 seconds.</text:p>
          </table:table-cell>
        </table:table-row>
        <table:table-row>
          <table:table-cell table:style-name="Table15.A2" office:value-type="string">
            <text:p text:style-name="P41">S</text:p>
          </table:table-cell>
          <table:table-cell table:style-name="Table15.B3" office:value-type="string">
            <text:p text:style-name="P57">SOGoInternalSyncInterval</text:p>
          </table:table-cell>
          <table:table-cell table:style-name="Table15.C3" office:value-type="string">
            <text:p text:style-name="P57">Parameter used to set the maximum amount of time, in seconds, SOGo will wait before doing an internal check for data changes (add, delete, <text:span text:style-name="T39">and </text:span>update). This parameter must be lower than <text:span text:style-name="Code_20__28_inline_29_">SOGoMaximumSyncInterval</text:span>. If not set, it defaults to 10 seconds.</text:p>
          </table:table-cell>
        </table:table-row>
        <table:table-row>
          <table:table-cell table:style-name="Table15.A4" office:value-type="string">
            <text:p text:style-name="P102">S</text:p>
          </table:table-cell>
          <table:table-cell table:style-name="Table15.B4" office:value-type="string">
            <text:p text:style-name="P103">SOGoMaximumSyncWindowSize</text:p>
          </table:table-cell>
          <table:table-cell table:style-name="Table15.C4" office:value-type="string">
            <text:p text:style-name="P103">Parameter used to overwrite the maximum number of items returned during a Sync operation. Defaults to 0, which means no overwrite is performed. Setting this parameter to a value greater than 512 will have unexpected behaviour with various ActiveSync clients.</text:p>
          </table:table-cell>
        </table:table-row>
      </table:table>
      <text:p text:style-name="P20"><text:soft-page-break/></text:p>
      <text:p text:style-name="P19"/>
      <text:p text:style-name="P19"/>
      <text:p text:style-name="P19"/>
      <text:p text:style-name="P19">Please be aware of the following limitations:</text:p>
      <text:p text:style-name="P78">❏<text:tab/><text:span text:style-name="T32">Currently, only the personal calendar and address book are synchronized. Adding support for all folders is planned.</text:span></text:p>
      <text:p text:style-name="P78"><text:span text:style-name="T32">❏<text:tab/>When creating an Outlook 2013 profile, you must actually kill Outlook before the end of the creation process. See </text:span><text:a xlink:type="simple" xlink:href="http://www.vionblog.com/connect-zimbra-community-with-outlook-2013"><text:span text:style-name="T32">http://www.vionblog.com/connect-zimbra-community-with-outlook-2013</text:span></text:a><text:span text:style-name="T32"> for a procedure example.</text:span></text:p>
      <text:p text:style-name="P79">❏<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79">❏<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79">❏<text:tab/>ActiveSync clients keep connections open for a while. Each connection will grab a hold on a sogod process so you will need a lot of processes to handle many clients. This limitation will eventually be overcome in SOGo.</text:p>
      <text:p text:style-name="P79">❏<text:tab/>Repetitive events with occurrences exceptions are currently not supported.</text:p>
      <text:p text:style-name="P79">❏<text:tab/>Outlook 2013 Autodiscovery is currently not supported.</text:p>
      <text:p text:style-name="P80">❏<text:tab/>Outlook 2013 freebusy lookups are <text:span text:style-name="T36">supported using the Internet Free/Busy feature of Outlook 2013. Please see </text:span><text:a xlink:type="simple" xlink:href="http://support.microsoft.com/kb/291621"><text:span text:style-name="T36">http://support.microsoft.com/kb/291621</text:span></text:a><text:span text:style-name="T36"> for configuration instructions. On the SOGo side, </text:span><text:span text:style-name="T10">SOGoEnablePublicAccess</text:span><text:span text:style-name="T36"> must be set to YES and the URL to use must be of the following format: </text:span><text:span text:style-name="T10">http://</text:span><text:span text:style-name="T12">&lt;hostname&gt;</text:span><text:span text:style-name="T10">/SOGo/dav/public/%NAME%/freebusy.if</text:span><text:span text:style-name="T11">b</text:span><text:span text:style-name="T37"> </text:span></text:p>
      <text:p text:style-name="P79"/>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4">http://www.microsoft.com/en-us/legal/intellectualproperty/IPLicensing/Programs/exchangeactivesyncprotocol.aspx</text:span></text:a><text:span text:style-name="T34"> </text:span></text:p>
      <text:p text:style-name="P18"><text:span text:style-name="T34">and send an email to </text:span><text:a xlink:type="simple" xlink:href="mailto:iplicreq@microsoft.com"><text:span text:style-name="T34">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text:span text:style-name="T46">n</text:span> Apple iOS device (version 4.0 and later).</text:p>
      <text:p text:style-name="Standard"/>
      <text:h text:style-name="P109" text:outline-level="2"><text:bookmark-start text:name="__RefHeading__19254_1508206336"/><text:span text:style-name="T32">Microsoft ActiveSync</text:span> / Mobile Devices<text:bookmark-end text:name="__RefHeading__19254_1508206336"/></text:h>
      <text:p text:style-name="Standard">You can synchronize contacts, <text:span text:style-name="T32">emails, </text:span>events and tasks from SOGo with any mobile devices that support <text:span text:style-name="T32">Microsoft ActiveSync</text:span>. <text:span text:style-name="T32">Microsoft Outlook 2013 is also supported.</text:span></text:p>
      <text:p text:style-name="P17"><text:span text:style-name="T32">The Microsoft ActiveSync server URL is generally something like: </text:span><text:a xlink:type="simple" xlink:href="http://localhost/Microsoft-Active-Sync"><text:span text:style-name="T32">http://&lt;hostname&gt;/Microsoft-Active-Sync</text:span></text:a><text:span text:style-name="T32"> .</text:span></text:p>
      <text:h text:style-name="P107"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ext:soft-page-break/>
        <table:table-row>
          <table:table-cell table:style-name="Table13.A1" office:value-type="string">
            <text:p text:style-name="Table_20_Title">2.0.5</text:p>
          </table:table-cell>
        </table:table-row>
        <table:table-row>
          <table:table-cell table:style-name="Table13.A2" office:value-type="string">
            <text:p text:style-name="P64">The configuration is now stored in /etc/sogo/sogo.conf. Perform the following commands as root to migrate your previous user defaults:</text:p>
            <text:p text:style-name="P63"/>
            <text:p text:style-name="P63"><text:span text:style-name="Code_20__28_inline_29_">install -d -m 750 -o sogo -g sogo /etc/sogo</text:span></text:p>
            <text:p text:style-name="P63"><text:span text:style-name="Code_20__28_inline_29_">sudo -u sogo sogo-tool dump-defaults &gt; /etc/sogo/sogo.conf</text:span></text:p>
            <text:p text:style-name="P63"><text:span text:style-name="Code_20__28_inline_29_">chown root:sogo /etc/sogo/sogo.conf</text:span></text:p>
            <text:p text:style-name="P63"><text:span text:style-name="Code_20__28_inline_29_">chmod 640 /etc/sogo/sogo.conf</text:span></text:p>
            <text:p text:style-name="P63"><text:span text:style-name="Code_20__28_inline_29_">sudo -u sogo mv ~/GNUstep/Defaults/.GNUstepDefaults \<text:line-break/> <text:s text:c="3"/>~/GNUstep/Defaults/GNUstepDefaults.old</text:span></text:p>
            <text:p text:style-name="P6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3">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7" text:outline-level="1"/>
      <text:h text:style-name="P107"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5">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8-201<text:span text:style-name="MT1">4</text:span> Inverse inc.<text:tab/><text:chapter text:display="name" text:outline-level="1">Managing User Accounts</text:chapter><text:tab/><text:page-number text:select-page="current">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meta:creation-date>2008-10-24T09:42:32</meta:creation-date>
    <meta:editing-cycles>528</meta:editing-cycles>
    <meta:editing-duration>P11DT21H22M7S</meta:editing-duration>
    <dc:date>2014-04-09T20:12:20.806050000</dc:date>
    <meta:document-statistic meta:table-count="15" meta:image-count="4" meta:object-count="0" meta:page-count="58" meta:paragraph-count="1310" meta:word-count="11805" meta:character-count="79395" meta:non-whitespace-character-count="67210"/>
    <meta:user-defined meta:name="Info 1"/>
    <meta:user-defined meta:name="Info 2"/>
    <meta:user-defined meta:name="Info 3"/>
    <meta:user-defined meta:name="Info 4"/>
  </office:meta>
</office:document-meta>
</file>